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81cm" svg:height="0.87cm" draw:z-index="0"><draw:image xlink:href="../../odt/images/0119.png" xlink:type="simple" xlink:show="embed" xlink:actuate="onLoad"/></draw:frame></text:p>
          </table:table-cell>
          <table:table-cell table:style-name="Table1.B1" office:value-type="string">
            <text:h text:style-name="P7" text:outline-level="1">Экспорт ненулевых данных в файл обмен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61cm" svg:height="1.3cm" draw:z-index="1"><draw:image xlink:href="../../odt/images/011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назначен для записи данных в бинарный файл обмена данными. </text:p>
            <text:p text:style-name="P3"><text:span text:style-name="T1">Формат</text:span> файла обмена следующий:</text:p>
            <text:p text:style-name="P3">[количество данных N – int32][индекс значения 1 – real 8][значение 1 – real 8]….[индекс значения N – real 8][значение N – real 8]</text:p>
            <text:p text:style-name="P3">Количество считываемых сигналов равно количеству ненулевых данных на входах блока.</text:p>
            <text:p text:style-name="P3"><text:span text:style-name="T1">Свойства</text:span> блока:</text:p>
            <text:list xml:id="list6593816202214219940" text:style-name="L1">
              <text:list-item>
                <text:p text:style-name="P4">Количество входов.</text:p>
              </text:list-item>
              <text:list-item>
                <text:p text:style-name="P4">Файл экспортируемых данных – относительный путь к файлу обмена данными.</text:p>
              </text:list-item>
              <text:list-item>
                <text:p text:style-name="P4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4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ненулевых данных в файл обмена</dc:title>
    <dc:date>2014-12-01T17:27:03.70</dc:date>
    <meta:generator>OpenOffice/4.1.1$Win32 OpenOffice.org_project/411m6$Build-9775</meta:generator>
    <meta:editing-duration>PT6H29M47S</meta:editing-duration>
    <meta:editing-cycles>141</meta:editing-cycles>
    <meta:document-statistic meta:table-count="1" meta:image-count="2" meta:object-count="0" meta:page-count="1" meta:paragraph-count="15" meta:word-count="109" meta:character-count="686"/>
    <meta:user-defined meta:name="Поле 1"/>
    <meta:user-defined meta:name="Поле 2"/>
    <meta:user-defined meta:name="Поле 3"/>
    <meta:user-defined meta:name="Поле 4"/>
  </office:meta>
</office:document-meta>
</file>